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0394in" svg:y="0.7508in">
            <draw:object draw:notify-on-update-of-ranges="Sheet1.A3:Sheet1.A3 Sheet1.B3:Sheet1.F3 Sheet1.A4:Sheet1.A4 Sheet1.B4:Sheet1.F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umber</text:p>
          </table:table-cell>
          <table:table-cell office:value-type="float" office:value="773671" calcext:value-type="float">
            <text:p>773671</text:p>
          </table:table-cell>
          <table:table-cell office:value-type="float" office:value="38577449" calcext:value-type="float">
            <text:p>38577449</text:p>
          </table:table-cell>
          <table:table-cell office:value-type="float" office:value="3854975783" calcext:value-type="float">
            <text:p>3854975783</text:p>
          </table:table-cell>
          <table:table-cell office:value-type="float" office:value="375525370397" calcext:value-type="float">
            <text:p>375525370397</text:p>
          </table:table-cell>
          <table:table-cell office:value-type="float" office:value="19231850359663" calcext:value-type="float">
            <text:p>19231850359663</text:p>
          </table:table-cell>
          <table:table-cell office:value-type="float" office:value="2168378888936683" calcext:value-type="float">
            <text:p>21683788889366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 Count</text:p>
          </table:table-cell>
          <table:table-cell table:formula="of:=LEN([.B2])" office:value-type="float" office:value="6" calcext:value-type="float">
            <text:p>6</text:p>
          </table:table-cell>
          <table:table-cell table:formula="of:=LEN([.C2])" office:value-type="float" office:value="8" calcext:value-type="float">
            <text:p>8</text:p>
          </table:table-cell>
          <table:table-cell table:formula="of:=LEN([.D2])" office:value-type="float" office:value="10" calcext:value-type="float">
            <text:p>10</text:p>
          </table:table-cell>
          <table:table-cell table:formula="of:=LEN([.E2])" office:value-type="float" office:value="12" calcext:value-type="float">
            <text:p>12</text:p>
          </table:table-cell>
          <table:table-cell table:formula="of:=LEN([.F2])" office:value-type="float" office:value="14" calcext:value-type="float">
            <text:p>14</text:p>
          </table:table-cell>
          <table:table-cell table:formula="of:=LEN([.G2])" office:value-type="float" office:value="16" calcext:value-type="float">
            <text:p>16</text:p>
          </table:table-cell>
          <table:table-cell table:formula="of:=LEN([.H2])" office:value-type="float" office:value="0" calcext:value-type="float">
            <text:p>0</text:p>
          </table:table-cell>
          <table:table-cell table:formula="of:=LEN([.I2])" office:value-type="float" office:value="0" calcext:value-type="float">
            <text:p>0</text:p>
          </table:table-cell>
          <table:table-cell table:formula="of:=LEN([.J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ing</text:p>
          </table:table-cell>
          <table:table-cell office:value-type="float" office:value="0.044435" calcext:value-type="float">
            <text:p>0.044435</text:p>
          </table:table-cell>
          <table:table-cell office:value-type="float" office:value="0.22334" calcext:value-type="float">
            <text:p>0.22334</text:p>
          </table:table-cell>
          <table:table-cell office:value-type="float" office:value="0.806339" calcext:value-type="float">
            <text:p>0.806339</text:p>
          </table:table-cell>
          <table:table-cell office:value-type="float" office:value="25.0011" calcext:value-type="float">
            <text:p>25.0011</text:p>
          </table:table-cell>
          <table:table-cell office:value-type="float" office:value="79.021" calcext:value-type="float">
            <text:p>79.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ctor</text:p>
          </table:table-cell>
          <table:table-cell office:value-type="float" office:value="853" calcext:value-type="float">
            <text:p>853</text:p>
          </table:table-cell>
          <table:table-cell office:value-type="float" office:value="8447" calcext:value-type="float">
            <text:p>8447</text:p>
          </table:table-cell>
          <table:table-cell office:value-type="float" office:value="45641" calcext:value-type="float">
            <text:p>45641</text:p>
          </table:table-cell>
          <table:table-cell office:value-type="float" office:value="638767" calcext:value-type="float">
            <text:p>638767</text:p>
          </table:table-cell>
          <table:table-cell office:value-type="float" office:value="2436743" calcext:value-type="float">
            <text:p>243674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15:17:47.696007421</meta:creation-date>
    <dc:date>2024-05-18T15:50:53.516126547</dc:date>
    <meta:editing-duration>PT33M6S</meta:editing-duration>
    <meta:editing-cycles>1</meta:editing-cycles>
    <meta:document-statistic meta:table-count="1" meta:cell-count="29" meta:object-count="1"/>
    <meta:generator>LibreOffice/7.4.7.2$Linux_X86_64 LibreOffice_project/4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24cm" svg:y="4.201cm" style:legend-expansion="high" chart:style-name="ch2"/>
        <chart:plot-area chart:style-name="ch3" table:cell-range-address="Sheet1.A3:Sheet1.F4" chart:data-source-has-labels="column" svg:x="0.32cm" svg:y="0.18cm" svg:width="12.984cm" svg:height="8.64cm">
          <chart:coordinate-region svg:x="0.941cm" svg:y="0.379cm" svg:width="12.17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F4" chart:label-cell-address="Sheet1.A4:Sheet1.A4" chart:class="chart:scatter">
            <chart:domain table:cell-range-address="Sheet1.B3:Sheet1.F3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Sheet1.B3:Sheet1.F3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Timing</text:p>
                <draw:g>
                  <svg:desc>Sheet1.A4:Sheet1.A4</svg:desc>
                </draw:g>
              </table:table-cell>
              <table:table-cell office:value-type="float" office:value="0.044435">
                <text:p>0.044435</text:p>
                <draw:g>
                  <svg:desc>Sheet1.B4:Sheet1.F4</svg:desc>
                </draw:g>
              </table:table-cell>
              <table:table-cell office:value-type="float" office:value="0.22334">
                <text:p>0.22334</text:p>
              </table:table-cell>
              <table:table-cell office:value-type="float" office:value="0.806339">
                <text:p>0.806339</text:p>
              </table:table-cell>
              <table:table-cell office:value-type="float" office:value="25.0011">
                <text:p>25.0011</text:p>
              </table:table-cell>
              <table:table-cell office:value-type="float" office:value="79.021">
                <text:p>79.0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